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104000000C30174A1DF7.jpg" manifest:media-type="image/jpeg"/>
  <manifest:file-entry manifest:full-path="Pictures/100000000000104000000C30361F018F.jpg" manifest:media-type="image/jpeg"/>
  <manifest:file-entry manifest:full-path="Pictures/1000000100000745000002F0DB00999E.png" manifest:media-type="image/png"/>
  <manifest:file-entry manifest:full-path="Pictures/100000000000104000000C3033159DD0.jpg" manifest:media-type="image/jpeg"/>
  <manifest:file-entry manifest:full-path="Pictures/100000000000104000000C307E8E0A74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984cm" svg:height="7.389cm" svg:x="11.795cm" svg:y="0.682cm">
          <draw:image xlink:href="Pictures/100000000000104000000C307E8E0A74.jpg" xlink:type="simple" xlink:show="embed" xlink:actuate="onLoad" draw:mime-type="image/jpeg">
            <text:p/>
          </draw:image>
        </draw:frame>
        <draw:frame draw:style-name="gr1" draw:text-style-name="P1" draw:layer="layout" svg:width="9.851cm" svg:height="7.387cm" draw:transform="skewX (-0.012915436464758) translate (0.896cm 0.682cm)">
          <draw:image xlink:href="Pictures/100000000000104000000C3033159DD0.jpg" xlink:type="simple" xlink:show="embed" xlink:actuate="onLoad" draw:mime-type="image/jpeg">
            <text:p/>
          </draw:image>
        </draw:frame>
        <draw:frame draw:style-name="gr1" draw:text-style-name="P1" draw:layer="layout" svg:width="9.736cm" svg:height="7.302cm" svg:x="1cm" svg:y="9.573cm">
          <draw:image xlink:href="Pictures/100000000000104000000C30361F018F.jpg" xlink:type="simple" xlink:show="embed" xlink:actuate="onLoad" draw:mime-type="image/jpeg">
            <text:p/>
          </draw:image>
        </draw:frame>
        <draw:frame draw:style-name="gr1" draw:text-style-name="P1" draw:layer="layout" svg:width="9.737cm" svg:height="7.302cm" svg:x="11.477cm" svg:y="9.573cm">
          <draw:image xlink:href="Pictures/100000000000104000000C30174A1DF7.jpg" xlink:type="simple" xlink:show="embed" xlink:actuate="onLoad" draw:mime-type="image/jpeg">
            <text:p/>
          </draw:image>
        </draw:frame>
        <draw:frame draw:style-name="gr1" draw:text-style-name="P1" draw:layer="layout" svg:width="19.59cm" svg:height="9.097cm" svg:x="1cm" svg:y="17.827cm">
          <draw:image xlink:href="Pictures/1000000100000745000002F0DB00999E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" fo:font-size="24pt" fo:language="en" fo:country="US" style:font-name-asian="Adwaita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23T06:41:54.899269889</meta:creation-date>
    <dc:date>2025-12-23T06:49:33.321851047</dc:date>
    <meta:editing-duration>PT7M42S</meta:editing-duration>
    <meta:editing-cycles>1</meta:editing-cycles>
    <meta:document-statistic meta:object-count="5"/>
    <meta:generator>LibreOffice/25.8.2.2$Linux_X86_64 LibreOffice_project/580$Build-2</meta:generator>
  </office:meta>
</office:document-meta>
</file>